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2a9b"/>
    </style:style>
    <style:style style:name="P2" style:family="paragraph" style:parent-style-name="Standard">
      <style:text-properties fo:font-size="20pt" fo:font-weight="bold" officeooo:rsid="00132a9b" officeooo:paragraph-rsid="00132a9b" style:font-size-asian="20pt" style:font-weight-asian="bold" style:font-size-complex="20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text-properties officeooo:rsid="00132a9b"/>
    </style:style>
    <style:style style:name="T1" style:family="text">
      <style:text-properties officeooo:rsid="00132a9b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FUTURE SCHOLARS NETWORK ORGANIZATION</text:p>
      <text:p text:style-name="P2"/>
      <text:p text:style-name="P5">The name "<text:span text:style-name="T2">Future Scholars Network</text:span>" conveys a clear and inspiring mission for an organization dedicated to promoting education within a community. Here’s a breakdown of the components and their implications:</text:p>
      <text:list xml:id="list2269299572" text:style-name="L1">
        <text:list-item>
          <text:p text:style-name="P3"><text:span text:style-name="Strong_20_Emphasis">Future</text:span>:</text:p>
          <text:list>
            <text:list-item>
              <text:p text:style-name="P4"><text:span text:style-name="Strong_20_Emphasis">Forward-Looking</text:span>: The word "Future" implies a focus on long-term goals and aspirations, suggesting that the organization is invested in the ongoing and future success of its members.</text:p>
            </text:list-item>
            <text:list-item>
              <text:p text:style-name="P4"><text:span text:style-name="Strong_20_Emphasis">Optimism</text:span>: It conveys hope and a positive outlook, indicating that the organization aims to build a better future through education.</text:p>
            </text:list-item>
          </text:list>
        </text:list-item>
        <text:list-item>
          <text:p text:style-name="P3"><text:span text:style-name="Strong_20_Emphasis">Scholars</text:span>:</text:p>
          <text:list>
            <text:list-item>
              <text:p text:style-name="P4"><text:span text:style-name="Strong_20_Emphasis">Educational Focus</text:span>: The term "Scholars" directly relates to learning, education, and academic achievement. It suggests that the organization values knowledge and intellectual development.</text:p>
            </text:list-item>
            <text:list-item>
              <text:p text:style-name="P4"><text:span text:style-name="Strong_20_Emphasis">Aspiration</text:span>: Calling the members "Scholars" elevates their status, encouraging individuals to see themselves as learners and thinkers who are engaged in a meaningful pursuit of education.</text:p>
            </text:list-item>
          </text:list>
        </text:list-item>
        <text:list-item>
          <text:p text:style-name="P3"><text:span text:style-name="Strong_20_Emphasis">Network</text:span>:</text:p>
          <text:list>
            <text:list-item>
              <text:p text:style-name="P4"><text:span text:style-name="Strong_20_Emphasis">Community and Connectivity</text:span>: The word "Network" emphasizes the importance of community and connections among members. It suggests that the organization provides a platform for collaboration, support, and sharing of resources.</text:p>
            </text:list-item>
            <text:list-item>
              <text:p text:style-name="P3"><text:span text:style-name="Strong_20_Emphasis">Inclusivity</text:span>: A network implies inclusivity and accessibility, indicating that the organization welcomes a diverse group of individuals and works to connect them for mutual benefit.</text:p>
            </text:list-item>
          </text:list>
        </text:list-item>
      </text:list>
      <text:p text:style-name="Text_20_body"><text:span text:style-name="Strong_20_Emphasis">Overall Meaning</text:span>: "Future Scholars Network" <text:s/><text:span text:style-name="T1">is </text:span>an organization dedicated to fostering education and intellectual growth within a community, with an emphasis on preparing members for future success. It highlights the collaborative and supportive nature of the organization, aiming to create a connected community of learners who aspire to achieve their academic and personal goals.</text:p>
      <text:p text:style-name="Text_20_body">This name is both inspiring and functional, making it clear that the organization's mission is to empower individuals through education and to build a strong, interconnected community of learner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2:37:39.718254237</meta:creation-date>
    <dc:date>2024-05-16T12:42:30.880870052</dc:date>
    <meta:editing-duration>PT4M52S</meta:editing-duration>
    <meta:editing-cycles>1</meta:editing-cycles>
    <meta:document-statistic meta:table-count="0" meta:image-count="0" meta:object-count="0" meta:page-count="1" meta:paragraph-count="13" meta:word-count="280" meta:character-count="1942" meta:non-whitespace-character-count="1683"/>
    <meta:generator>LibreOffice/7.3.7.2$Linux_X86_64 LibreOffice_project/30$Build-2</meta:generator>
  </office:meta>
</office:document-meta>
</file>